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style:text-position="0% 100%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text-position="0% 100%" style:font-name="Arial1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2"/>
    <style:style style:name="P6" style:family="paragraph" style:parent-style-name="Preformatted_20_Text" style:list-style-name="L3">
      <style:paragraph-properties fo:margin-left="2.501cm" fo:margin-right="0cm" fo:text-indent="-0.635cm" style:auto-text-indent="false"/>
    </style:style>
    <style:style style:name="P7" style:family="paragraph" style:parent-style-name="Preformatted_20_Text" style:list-style-name="L4">
      <style:paragraph-properties fo:margin-left="2.501cm" fo:margin-right="0cm" fo:text-indent="-0.635cm" style:auto-text-indent="false"/>
    </style:style>
    <style:style style:name="P8" style:family="paragraph" style:parent-style-name="Preformatted_20_Text" style:list-style-name="L3">
      <style:paragraph-properties fo:margin-left="2.501cm" fo:margin-right="0cm" fo:text-indent="-0.635cm" style:auto-text-indent="false"/>
      <style:text-properties style:text-position="0% 100%"/>
    </style:style>
    <style:style style:name="P9" style:family="paragraph" style:parent-style-name="Preformatted_20_Text" style:list-style-name="L3">
      <style:paragraph-properties fo:margin-left="1.251cm" fo:margin-right="0cm" fo:text-indent="0cm" style:auto-text-indent="false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text-position="0% 100%"/>
    </style:style>
    <style:style style:name="P11" style:family="paragraph" style:parent-style-name="Preformatted_20_Text" style:list-style-name="L3">
      <style:paragraph-properties fo:margin-left="1.251cm" fo:margin-right="0cm" fo:text-indent="0cm" style:auto-text-indent="false"/>
      <style:text-properties style:text-position="0% 100%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text-position="0% 100%" style:font-name="Arial1"/>
    </style:style>
    <style:style style:name="P13" style:family="paragraph" style:parent-style-name="Preformatted_20_Text" style:list-style-name="L1">
      <style:paragraph-properties fo:margin-left="1.27cm" fo:margin-right="0cm" fo:text-indent="-0.75cm" style:auto-text-indent="false">
        <style:tab-stops/>
      </style:paragraph-properties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Arial1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5cm" fo:text-indent="-0.635cm" fo:margin-left="2.1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cm" fo:text-indent="-0.635cm" fo:margin-left="2.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5cm" fo:text-indent="-0.635cm" fo:margin-left="3.3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cm" fo:text-indent="-0.635cm" fo:margin-left="4.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5cm" fo:text-indent="-0.635cm" fo:margin-left="4.6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cm" fo:text-indent="-0.635cm" fo:margin-left="5.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5cm" fo:text-indent="-0.635cm" fo:margin-left="5.9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cm" fo:text-indent="-0.635cm" fo:margin-left="6.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5cm" fo:text-indent="-0.635cm" fo:margin-left="7.2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cm" fo:text-indent="-0.635cm" fo:margin-left="7.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roblemy do rozwiązania na zaliczenie drugiej części wykładu z programowania równoległego, semestr zimowy 2014/15 – CUDA</text:p>
      <text:p text:style-name="Preformatted_20_Text"/>
      <text:list xml:id="list7853124656466433565" text:style-name="L1">
        <text:list-item>
          <text:p text:style-name="P4">Zbadaj, jak prędkość mnożenia macierzy kwadratowych NxN zależy od ich rozmiaru N. W tym celu wykonaj wykresy:</text:p>
        </text:list-item>
      </text:list>
      <text:list xml:id="list7308275166558448592" text:style-name="L2">
        <text:list-item>
          <text:p text:style-name="P5">czasu jednego mnożenia, t(N), w funkcji N</text:p>
        </text:list-item>
        <text:list-item>
          <text:p text:style-name="P5">t(N)/N<text:span text:style-name="T4">2</text:span> w funkcji N</text:p>
        </text:list-item>
        <text:list-item>
          <text:p text:style-name="P5">wykonaj analogiczne symulacje na swoim CPU, porównaj otrzymane wyniki (być może na tych samych rysunkach), wyciągnij wnioski. <text:s/></text:p>
        </text:list-item>
      </text:list>
      <text:p text:style-name="P1">Uwaga: do wykonania symulacji na GPU użyj biblioteki cuBLAS. Obliczenia wykonuj w arytmetyce zmiennoprzecinkowej podwójnej precyzji.</text:p>
      <text:list xml:id="list2173955394" text:continue-list="list7853124656466433565" text:style-name="L1">
        <text:list-item>
          <text:p text:style-name="P4">Napisz program, który na GPU rozwiąże następujący problem: dane są dwa ciągi (x<text:span text:style-name="T1">i</text:span><text:span text:style-name="T2">)</text:span>, (y<text:span text:style-name="T1">i</text:span>), i = 0,...,N-1, definiujące położenia N punktów na płaszczyźnie. Kolejne trójki tych punktów definiują położenia wierzchołków N-2 trójkątów. Innymi słowy, wierzchołki pierwszego trójkąta mają indeksy 0,1,2; wierzchołki drugiego trójkąta – indeksy 1,2,3 itd. </text:p>
        </text:list-item>
      </text:list>
      <text:list xml:id="list6540750326420977505" text:style-name="L3">
        <text:list-item>
          <text:p text:style-name="P6">Napisz program, który w osobnej tablicy zapisze pola powierzchni tych trójkątów. </text:p>
        </text:list-item>
        <text:list-item>
          <text:p text:style-name="P6">Przetestuj efektywność swojego programu dla kilku wartości N. </text:p>
        </text:list-item>
        <text:list-item>
          <text:p text:style-name="P6">Porównaj jego wydajność z wydajnością analogicznego programu rozwiązującego ten problem na CPU. <text:s text:c="2"/></text:p>
        </text:list-item>
      </text:list>
      <text:list xml:id="list1815260117" text:continue-list="list2173955394" text:style-name="L1">
        <text:list-item>
          <text:p text:style-name="P4">Dane są 3 ciąg liczb (vx<text:span text:style-name="T1">i</text:span>), (vy<text:span text:style-name="T1">i</text:span><text:span text:style-name="T2">),</text:span><text:span text:style-name="T2"> </text:span><text:span text:style-name="T2">(</text:span><text:span text:style-name="T2">m</text:span><text:span text:style-name="T1">i</text:span>), i = 0,...,N-1, definiujące składowe x, y prędkości punktów na płaszczyźnie oraz ich masy. </text:p>
        </text:list-item>
      </text:list>
      <text:list xml:id="list720223059" text:continue-list="list6540750326420977505" text:style-name="L3">
        <text:list-item>
          <text:p text:style-name="P6">Napisz program w CUDA wyznaczający średnią energię kinetyczną cząstek tego układu. </text:p>
        </text:list-item>
        <text:list-item>
          <text:p text:style-name="P6">Zbadaj szybkość działania tego programu dla kilku wartości N.</text:p>
        </text:list-item>
        <text:list-item>
          <text:p text:style-name="P6">Porównaj efektywność Twojego rozwiązania z kodem na CPU.</text:p>
        </text:list-item>
      </text:list>
      <text:list xml:id="list1863509108" text:continue-list="list1815260117" text:style-name="L1">
        <text:list-item>
          <text:p text:style-name="P4">Napisz kernel CUDA, który kopiuje jedną tablicę danych typu double do drugiej tablicy. Za pomocą tego kernela: <text:s/></text:p>
        </text:list-item>
      </text:list>
      <text:list xml:id="list5040450902074959430" text:style-name="L4">
        <text:list-item>
          <text:p text:style-name="P7">Zbadaj, w jaki sposób prędkość kopiowania danych w GPU zależy od wielkości bloku.</text:p>
        </text:list-item>
        <text:list-item>
          <text:p text:style-name="P7">Porównaj uzyskane przez siebie wyniki z teoretyczną przepustowością pamięci twojego urządzenia.</text:p>
        </text:list-item>
        <text:list-item>
          <text:p text:style-name="P7">Porównaj uzyskane przez siebie wyniki z wartością uzyskaną w programie bandwidthTest z CUDA SDK. <text:s/></text:p>
        </text:list-item>
      </text:list>
      <text:list xml:id="list2176126776" text:continue-list="list1863509108" text:style-name="L1">
        <text:list-item>
          <text:p text:style-name="P4">Napisz program, który na GPU rozwiąże następujący problem: dany jest ciąg par punktów (x<text:span text:style-name="T1">i</text:span>, y<text:span text:style-name="T1">i</text:span>), i = 0,...,N-1, definiujących punkty na płaszczyźnie, oraz kąt alfa. </text:p>
        </text:list-item>
      </text:list>
      <text:list xml:id="list107554235" text:continue-list="list720223059" text:style-name="L3">
        <text:list-item>
          <text:p text:style-name="P6">Napisz program, który przekształci strumień wejściowy w nowy strumień, zawierający współrzędne punktów ze strumienia wejściowego obróconych o kąt alfa względem środka układu współrzędnych. </text:p>
        </text:list-item>
        <text:list-item>
          <text:p text:style-name="P6">Przetestuj jego efektywność dla kilku wartości N. </text:p>
        </text:list-item>
        <text:list-item>
          <text:p text:style-name="P6">Porównaj jego wydajność z wydajnością analogicznego programu rozwiązującego ten problem na CPU. <text:s/></text:p>
        </text:list-item>
      </text:list>
      <text:list xml:id="list1107357471" text:continue-list="list2176126776" text:style-name="L1">
        <text:list-item>
          <text:p text:style-name="P4">Napisz program, który na GPU rozwiąże następujący problem: dany jest ciąg czwórek punktów (x<text:span text:style-name="T1">i</text:span>, y<text:span text:style-name="T1">i</text:span><text:span text:style-name="T2">, </text:span><text:span text:style-name="T2">v</text:span><text:span text:style-name="T2">x</text:span><text:span text:style-name="T1">i</text:span><text:span text:style-name="T2">, </text:span><text:span text:style-name="T2">v</text:span><text:span text:style-name="T2">y</text:span><text:span text:style-name="T1">i</text:span>), i = 0,...,N-1, definiujących punkty na płaszczyźnie oraz pewna liczba dt. </text:p>
        </text:list-item>
      </text:list>
      <text:list xml:id="list1500418009" text:continue-list="list107554235" text:style-name="L3">
        <text:list-item>
          <text:p text:style-name="P6">Napisz program, który zamieni x<text:span text:style-name="T1">i</text:span> na x<text:span text:style-name="T1">i </text:span>+ dt*<text:span text:style-name="T2">v</text:span><text:span text:style-name="T2">x</text:span><text:span text:style-name="T1">i</text:span><text:span text:style-name="T2"> </text:span><text:span text:style-name="T2">oraz y</text:span><text:span text:style-name="T1">i</text:span><text:span text:style-name="T2"> na y</text:span><text:span text:style-name="T1">i </text:span><text:span text:style-name="T2">+ dt*</text:span><text:span text:style-name="T2">v</text:span><text:span text:style-name="T2">y</text:span><text:span text:style-name="T1">i</text:span><text:span text:style-name="T2"> </text:span><text:span text:style-name="T2">d</text:span><text:span text:style-name="T2">la każdego i.</text:span></text:p>
        </text:list-item>
        <text:list-item>
          <text:p text:style-name="P8">Przetestuj jego efektywność dla kilku wartości N.</text:p>
        </text:list-item>
        <text:list-item>
          <text:p text:style-name="P6"><text:span text:style-name="T2">Porównaj </text:span><text:span text:style-name="T2">jego </text:span><text:span text:style-name="T2">wydajność z wydajnością analogicznego programu rozwiązującego ten problem na CPU. <text:s/></text:span></text:p>
        </text:list-item>
      </text:list>
      <text:p text:style-name="P2">Uwaga: czwórkę liczb zmiennopozycyjnych wygodnie zapisuje się w typie danych float4.</text:p>
      <text:list xml:id="list1889763874" text:continue-list="list1107357471" text:style-name="L1">
        <text:list-item>
          <text:p text:style-name="P4">Napisz program, który na GPU rozwiązuje następujący problem: dany jest ciąg czwórek liczb (a<text:span text:style-name="T1">i</text:span>, r<text:span text:style-name="T1">i</text:span><text:span text:style-name="T2">, </text:span><text:span text:style-name="T2">g</text:span><text:span text:style-name="T1">i</text:span><text:span text:style-name="T2">, </text:span><text:span text:style-name="T2">b</text:span><text:span text:style-name="T1">i</text:span>), i = 0,...,N-1, o wartościach typu float z przedziału [0,1], definiujących kolory przypisane kolejnym pikselom obrazu.</text:p>
        </text:list-item>
      </text:list>
      <text:list xml:id="list2102123815" text:continue-list="list1500418009" text:style-name="L3">
        <text:list-item>
          <text:p text:style-name="P6">Napisz program, który zamieni r<text:span text:style-name="T1">i</text:span>, g<text:span text:style-name="T1">i</text:span>, b<text:span text:style-name="T1">i</text:span> na ich średnią arytmetyczną.</text:p>
        </text:list-item>
        <text:list-item>
          <text:p text:style-name="P6">Przetestuj efektywność tego programu dla kilku wartości N.</text:p>
        </text:list-item>
        <text:list-item>
          <text:p text:style-name="P6"><text:soft-page-break/><text:span text:style-name="T2">Porównaj </text:span><text:span text:style-name="T2">jego </text:span><text:span text:style-name="T2">wydajność z wydajnością analogicznego programu rozwiązującego ten problem na CPU. <text:s/></text:span></text:p>
          <text:p text:style-name="P9"><text:span text:style-name="T2">Uwaga: czwórkę liczb zmiennopozycyjnych wygodnie zapisuje się w typie </text:span><text:span text:style-name="T2">danych float4; </text:span></text:p>
        </text:list-item>
      </text:list>
      <text:list xml:id="list1882787539" text:continue-list="list1889763874" text:style-name="L1">
        <text:list-item>
          <text:p text:style-name="P4">Napisz program, który na GPU rozwiąże następujący problem: dany jest ciąg par punktów (x<text:span text:style-name="T1">i</text:span>, y<text:span text:style-name="T1">i</text:span>), i = 0,...,N-1, definiujących punkty na płaszczyźnie oraz N-elementowa tablica n przekazana poprzez wskaźnik do pierwszego elementu. </text:p>
        </text:list-item>
      </text:list>
      <text:list xml:id="list2002081718" text:continue-list="list2102123815" text:style-name="L3">
        <text:list-item>
          <text:p text:style-name="P6">Napisz program, który w elemencie i tablicy n, i = 0,...,N-1, zapisze indeks k takiego punktu (x<text:span text:style-name="T1">k</text:span>, y<text:span text:style-name="T1">k</text:span>), że żaden inny punkt, poza (x<text:span text:style-name="T1">i</text:span>, y<text:span text:style-name="T1">i</text:span>), nie leży bliżej punktu (x<text:span text:style-name="T1">i</text:span>, y<text:span text:style-name="T1">i</text:span>) w sensie metryki Euklidesowej. <text:s/></text:p>
        </text:list-item>
        <text:list-item>
          <text:p text:style-name="P6">Przetestuj efektywność swojego programu dla kilku wartości N.</text:p>
        </text:list-item>
        <text:list-item>
          <text:p text:style-name="P6"><text:span text:style-name="T2">Porównaj wydajność </text:span><text:span text:style-name="T2">swojego rozwiązania </text:span><text:span text:style-name="T2">z wydajnością analogicznego programu rozwiązującego ten problem na CPU. <text:s/></text:span></text:p>
          <text:p text:style-name="P9"><text:span text:style-name="T2">Uwaga: Oddziaływanie „każdy z każdym” to wdzięczny temat do optymalizacji programu równoległego, ale w tym wypadku wystarczy r</text:span><text:span text:style-name="T2">ozwiązanie po prostu </text:span><text:span text:style-name="T2">działa</text:span><text:span text:style-name="T2">jące. W CUDA pary liczb zmiennopozycyjnych wygodnie zapisuje się w typie float2 lub double2. </text:span></text:p>
        </text:list-item>
      </text:list>
      <text:list xml:id="list1347442952" text:continue-list="list1882787539" text:style-name="L1">
        <text:list-item>
          <text:p text:style-name="P4">Napisz program, który na GPU rozwiąże następujący problem: dany jest ciąg trójek liczb (x<text:span text:style-name="T1">i</text:span>, y<text:span text:style-name="T1">i</text:span>, z<text:span text:style-name="T1">i</text:span>), i = 0,...,N-1, definiujących współrzędne środków gwiazd w przestrzeni oraz N-elementowa tablica v przekazana poprzez wskaźnik do pierwszego elementu. W środku układu współrzędnych znajduje się Bardo Masywny Obiekt i interesują nas energie potencjalne gwiazd w polu grawitacyjnym Obiektu. </text:p>
        </text:list-item>
      </text:list>
      <text:list xml:id="list336688132" text:continue-list="list2002081718" text:style-name="L3">
        <text:list-item>
          <text:p text:style-name="P6">Napisz program, który w elemencie i tablicy v, i = 0,...,N-1, zapisze odwrotność odległości punktu (x<text:span text:style-name="T1">i</text:span>, y<text:span text:style-name="T1">i</text:span>, z<text:span text:style-name="T1">i</text:span>) od środka układu współrzędnych. <text:s/></text:p>
        </text:list-item>
        <text:list-item>
          <text:p text:style-name="P6">Przetestuj efektywność swojego programu dla kilku wartości N.</text:p>
        </text:list-item>
        <text:list-item>
          <text:p text:style-name="P6"><text:span text:style-name="T2">Porównaj wydajność </text:span><text:span text:style-name="T2">swojego rozwiązania </text:span><text:span text:style-name="T2">z wydajnością analogicznego programu rozwiązującego ten problem na CPU. <text:s/></text:span></text:p>
          <text:p text:style-name="P11">Uwaga: Trójki liczb zmiennopozycyjnych wygodnie zapisuje się w typie float3 lub double3. Możesz też użyć typów float4 i double4 i założyć, że potencjały zapisuje się w czwartej składowej tych struktur zamiast w tablicy v. </text:p>
        </text:list-item>
      </text:list>
      <text:list xml:id="list933132309" text:continue-list="list1347442952" text:style-name="L1">
        <text:list-item>
          <text:p text:style-name="P13">Podobno wyznaczanie reszty z dzielenia na GPU jest operacją kosztowną. Sprawdź to. Zakładając, że <text:s/>masz ciąg N liczb całkowitych (np. kolejnych liczb 1,..,N lub liczb wygenerowanych losowo):</text:p>
        </text:list-item>
      </text:list>
      <text:list xml:id="list1002162091" text:continue-list="list336688132" text:style-name="L3">
        <text:list-item>
          <text:p text:style-name="P6">Napisz program, który w innym strumieniu danych (tj. w osobnej tablicy) zapisze reszty z dzielenia liczb z tablicy wejściowej przez 11.</text:p>
        </text:list-item>
        <text:list-item>
          <text:p text:style-name="P6">Przetestuj efektywność swojego programu dla kilku wartości N.</text:p>
        </text:list-item>
        <text:list-item>
          <text:p text:style-name="P6"><text:span text:style-name="T2">Porównaj wydajność </text:span><text:span text:style-name="T2">swojego rozwiązania </text:span><text:span text:style-name="T2">z wydajnością analogicznego programu rozwiązującego ten problem na CPU. <text:s/></text:span></text:p>
        </text:list-item>
        <text:list-item>
          <text:p text:style-name="P8">Jak wykonanie programów na CPU i GPU zmieni się, jeżeli zamiast wyznaczać resztę z dzielenia przez 11 Twój program będzie w strumieniu wyjściowym zapisywał reszty z dzielenia prze 8? </text:p>
        </text:list-item>
      </text:list>
      <text:p text:style-name="P2"/>
      <text:p text:style-name="P2"/>
      <text:p text:style-name="P2"/>
      <text:p text:style-name="P2">Uwaga:</text:p>
      <text:p text:style-name="P2">Proszę zgłaszać mi numery wybranego zadania. Jedno zadanie może zostać przydzielone maksymalnie 2 osobom. Projekty rozwiązujemy indywidualnie. Zaliczenie projektu wymaga przedstawienia wyników swoich obliczeń w formie pisemnej, w formie krótkiego raportu, np. składającego się z krótkiego wstępu (opis problemu), uzyskanych wyników (rysunki), ich omówienia i wniosków. Samo omówienie programu zostawiamy na egzamin (ustny). <text:s/></text:p>
      <text:p text:style-name="P2">W razie wątpliwości proszę o kontakt mailowy lub podczas zajęć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1-13T08:58:14</dc:date>
    <dc:creator>Zbigniew Koza</dc:creator>
    <meta:generator>OpenOffice/4.1.1$Unix OpenOffice.org_project/411m6$Build-9775</meta:generator>
    <meta:editing-duration>PT1H56M19S</meta:editing-duration>
    <meta:editing-cycles>28</meta:editing-cycles>
    <meta:document-statistic meta:table-count="0" meta:image-count="0" meta:object-count="0" meta:page-count="2" meta:paragraph-count="50" meta:word-count="937" meta:character-count="6396"/>
  </office:meta>
</office:document-meta>
</file>